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52eb2d527ff173c82fbe3aefa38f6f20" style:family="table-column">
      <style:table-column-properties fo:break-before="auto" style:use-optimal-column-width="false" style:column-width="6cm"/>
    </style:style>
    <style:style style:name="odsStyleTableColumn-04fb11ef142fe0dcb3f070d9b12d1c74" style:family="table-column">
      <style:table-column-properties fo:break-before="auto" style:use-optimal-column-width="false" style:column-width="5cm"/>
    </style:style>
    <style:style style:name="odsStyleTableColumn-d0296caf2e97c359460ebcd4a32b19c3" style:family="table-column">
      <style:table-column-properties fo:break-before="auto" style:use-optimal-column-width="false" style:column-width="3cm"/>
    </style:style>
    <style:style style:name="odsStyleTableCell-11bc328a23f0dbac46e3b3727ecc233e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b3cc5cc0fe6760e8cdb7ad90786941b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16094453ad6af5d274d5ced99a7aa911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f94dd6d43265095885aabed86d0cdba9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a0c71277df8e1386eaa0acbd319376f9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c43d0fbc4a3fba72c2ffad85c8606ae4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52eb2d527ff173c82fbe3aefa38f6f20" table:default-cell-style-name="Default"/>
        <table:table-column table:style-name="odsStyleTableColumn-04fb11ef142fe0dcb3f070d9b12d1c74" table:default-cell-style-name="Default"/>
        <table:table-column table:style-name="odsStyleTableColumn-d0296caf2e97c359460ebcd4a32b19c3" table:default-cell-style-name="Default"/>
        <table:table-column table:style-name="odsStyleTableColumn-d0296caf2e97c359460ebcd4a32b19c3" table:default-cell-style-name="Default"/>
        <table:table-column table:style-name="odsStyleTableColumn-d0296caf2e97c359460ebcd4a32b19c3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11bc328a23f0dbac46e3b3727ecc233e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b3cc5cc0fe6760e8cdb7ad90786941b4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b3cc5cc0fe6760e8cdb7ad90786941b4" table:number-columns-spanned="5" table:number-rows-spanned="1" office:value-type="string">
            <text:p>TABLA No. 60-24</text:p>
          </table:table-cell>
          <table:covered-table-cell table:number-columns-repeated="4"/>
        </table:table-row>
        <table:table-row table:style-name="ro1">
          <table:table-cell table:style-name="odsStyleTableCell-b3cc5cc0fe6760e8cdb7ad90786941b4" table:number-columns-spanned="5" table:number-rows-spanned="1" office:value-type="string">
            <text:p>TABLA DE COTIZACIONES DEL 28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b3cc5cc0fe6760e8cdb7ad90786941b4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16094453ad6af5d274d5ced99a7aa911" office:value-type="string">
            <text:p>PAIS</text:p>
          </table:table-cell>
          <table:table-cell table:style-name="odsStyleTableCell-16094453ad6af5d274d5ced99a7aa911" office:value-type="string">
            <text:p>UNIDAD MONETARIA</text:p>
          </table:table-cell>
          <table:table-cell table:style-name="odsStyleTableCell-16094453ad6af5d274d5ced99a7aa911" office:value-type="string">
            <text:p>MONEDA</text:p>
          </table:table-cell>
          <table:table-cell table:style-name="odsStyleTableCell-16094453ad6af5d274d5ced99a7aa911" office:value-type="string">
            <text:p>TIPO DE CAMBIO EN Bs POR UNIDAD DE MONEDA EXTRANJERA</text:p>
          </table:table-cell>
          <table:table-cell table:style-name="odsStyleTableCell-16094453ad6af5d274d5ced99a7aa911" office:value-type="string">
            <text:p>TIPO DE CAMBIO EN M.E.</text:p>
          </table:table-cell>
        </table:table-row>
        <table:table-row table:style-name="ro1">
          <table:table-cell table:style-name="odsStyleTableCell-f94dd6d43265095885aabed86d0cdba9" office:value-type="string">
            <text:p>ESTADOS UNIDOS</text:p>
          </table:table-cell>
          <table:table-cell table:style-name="odsStyleTableCell-f94dd6d43265095885aabed86d0cdba9" office:value-type="string">
            <text:p>DOLAR VENTA</text:p>
          </table:table-cell>
          <table:table-cell table:style-name="odsStyleTableCell-f94dd6d43265095885aabed86d0cdba9" office:value-type="string">
            <text:p>USD.VENTA</text:p>
          </table:table-cell>
          <table:table-cell table:style-name="odsStyleTableCell-a0c71277df8e1386eaa0acbd319376f9" office:value-type="string">
            <text:p>6.96000</text:p>
          </table:table-cell>
          <table:table-cell table:style-name="odsStyleTableCell-a0c71277df8e1386eaa0acbd319376f9" office:value-type="string">
            <text:p/>
          </table:table-cell>
        </table:table-row>
        <table:table-row table:style-name="ro1">
          <table:table-cell table:style-name="odsStyleTableCell-f94dd6d43265095885aabed86d0cdba9" office:value-type="string">
            <text:p>ESTADOS UNIDOS</text:p>
          </table:table-cell>
          <table:table-cell table:style-name="odsStyleTableCell-f94dd6d43265095885aabed86d0cdba9" office:value-type="string">
            <text:p>DOLAR COMPRA</text:p>
          </table:table-cell>
          <table:table-cell table:style-name="odsStyleTableCell-f94dd6d43265095885aabed86d0cdba9" office:value-type="string">
            <text:p>USD.COMPRA</text:p>
          </table:table-cell>
          <table:table-cell table:style-name="odsStyleTableCell-a0c71277df8e1386eaa0acbd319376f9" office:value-type="string">
            <text:p>6.86000</text:p>
          </table:table-cell>
          <table:table-cell table:style-name="odsStyleTableCell-a0c71277df8e1386eaa0acbd319376f9" office:value-type="string">
            <text:p/>
          </table:table-cell>
        </table:table-row>
        <table:table-row table:style-name="ro1">
          <table:table-cell table:style-name="odsStyleTableCell-f94dd6d43265095885aabed86d0cdba9" office:value-type="string">
            <text:p>UNION EUROPEA</text:p>
          </table:table-cell>
          <table:table-cell table:style-name="odsStyleTableCell-f94dd6d43265095885aabed86d0cdba9" office:value-type="string">
            <text:p>EURO</text:p>
          </table:table-cell>
          <table:table-cell table:style-name="odsStyleTableCell-f94dd6d43265095885aabed86d0cdba9" office:value-type="string">
            <text:p>EUR</text:p>
          </table:table-cell>
          <table:table-cell table:style-name="odsStyleTableCell-a0c71277df8e1386eaa0acbd319376f9" office:value-type="string">
            <text:p>7.42320</text:p>
          </table:table-cell>
          <table:table-cell table:style-name="odsStyleTableCell-a0c71277df8e1386eaa0acbd319376f9" office:value-type="string">
            <text:p>0.92413</text:p>
          </table:table-cell>
        </table:table-row>
        <table:table-row table:style-name="ro1">
          <table:table-cell table:style-name="odsStyleTableCell-f94dd6d43265095885aabed86d0cdba9" office:value-type="string">
            <text:p>JAPON</text:p>
          </table:table-cell>
          <table:table-cell table:style-name="odsStyleTableCell-f94dd6d43265095885aabed86d0cdba9" office:value-type="string">
            <text:p>YEN</text:p>
          </table:table-cell>
          <table:table-cell table:style-name="odsStyleTableCell-f94dd6d43265095885aabed86d0cdba9" office:value-type="string">
            <text:p>JPY</text:p>
          </table:table-cell>
          <table:table-cell table:style-name="odsStyleTableCell-a0c71277df8e1386eaa0acbd319376f9" office:value-type="string">
            <text:p>0.04532</text:p>
          </table:table-cell>
          <table:table-cell table:style-name="odsStyleTableCell-a0c71277df8e1386eaa0acbd319376f9" office:value-type="string">
            <text:p>151.38000</text:p>
          </table:table-cell>
        </table:table-row>
        <table:table-row table:style-name="ro1">
          <table:table-cell table:style-name="odsStyleTableCell-f94dd6d43265095885aabed86d0cdba9" office:value-type="string">
            <text:p>ARABIA SAUDITA</text:p>
          </table:table-cell>
          <table:table-cell table:style-name="odsStyleTableCell-f94dd6d43265095885aabed86d0cdba9" office:value-type="string">
            <text:p>RIYAL SAUDÍ</text:p>
          </table:table-cell>
          <table:table-cell table:style-name="odsStyleTableCell-f94dd6d43265095885aabed86d0cdba9" office:value-type="string">
            <text:p>SAR</text:p>
          </table:table-cell>
          <table:table-cell table:style-name="odsStyleTableCell-a0c71277df8e1386eaa0acbd319376f9" office:value-type="string">
            <text:p>1.82904</text:p>
          </table:table-cell>
          <table:table-cell table:style-name="odsStyleTableCell-a0c71277df8e1386eaa0acbd319376f9" office:value-type="string">
            <text:p>3.75060</text:p>
          </table:table-cell>
        </table:table-row>
        <table:table-row table:style-name="ro1">
          <table:table-cell table:style-name="odsStyleTableCell-f94dd6d43265095885aabed86d0cdba9" office:value-type="string">
            <text:p>ARGELIA</text:p>
          </table:table-cell>
          <table:table-cell table:style-name="odsStyleTableCell-f94dd6d43265095885aabed86d0cdba9" office:value-type="string">
            <text:p>DINAR ARGELINO</text:p>
          </table:table-cell>
          <table:table-cell table:style-name="odsStyleTableCell-f94dd6d43265095885aabed86d0cdba9" office:value-type="string">
            <text:p>DZD</text:p>
          </table:table-cell>
          <table:table-cell table:style-name="odsStyleTableCell-a0c71277df8e1386eaa0acbd319376f9" office:value-type="string">
            <text:p>0.05093</text:p>
          </table:table-cell>
          <table:table-cell table:style-name="odsStyleTableCell-a0c71277df8e1386eaa0acbd319376f9" office:value-type="string">
            <text:p>134.68440</text:p>
          </table:table-cell>
        </table:table-row>
        <table:table-row table:style-name="ro1">
          <table:table-cell table:style-name="odsStyleTableCell-f94dd6d43265095885aabed86d0cdba9" office:value-type="string">
            <text:p>ARGENTINA</text:p>
          </table:table-cell>
          <table:table-cell table:style-name="odsStyleTableCell-f94dd6d43265095885aabed86d0cdba9" office:value-type="string">
            <text:p>PESO</text:p>
          </table:table-cell>
          <table:table-cell table:style-name="odsStyleTableCell-f94dd6d43265095885aabed86d0cdba9" office:value-type="string">
            <text:p>ARS</text:p>
          </table:table-cell>
          <table:table-cell table:style-name="odsStyleTableCell-a0c71277df8e1386eaa0acbd319376f9" office:value-type="string">
            <text:p>0.00800</text:p>
          </table:table-cell>
          <table:table-cell table:style-name="odsStyleTableCell-a0c71277df8e1386eaa0acbd319376f9" office:value-type="string">
            <text:p>857.67210</text:p>
          </table:table-cell>
        </table:table-row>
        <table:table-row table:style-name="ro1">
          <table:table-cell table:style-name="odsStyleTableCell-f94dd6d43265095885aabed86d0cdba9" office:value-type="string">
            <text:p>AUSTRALIA</text:p>
          </table:table-cell>
          <table:table-cell table:style-name="odsStyleTableCell-f94dd6d43265095885aabed86d0cdba9" office:value-type="string">
            <text:p>DÓLAR</text:p>
          </table:table-cell>
          <table:table-cell table:style-name="odsStyleTableCell-f94dd6d43265095885aabed86d0cdba9" office:value-type="string">
            <text:p>AUD</text:p>
          </table:table-cell>
          <table:table-cell table:style-name="odsStyleTableCell-a0c71277df8e1386eaa0acbd319376f9" office:value-type="string">
            <text:p>4.47889</text:p>
          </table:table-cell>
          <table:table-cell table:style-name="odsStyleTableCell-a0c71277df8e1386eaa0acbd319376f9" office:value-type="string">
            <text:p>1.53163</text:p>
          </table:table-cell>
        </table:table-row>
        <table:table-row table:style-name="ro1">
          <table:table-cell table:style-name="odsStyleTableCell-f94dd6d43265095885aabed86d0cdba9" office:value-type="string">
            <text:p>BRASIL</text:p>
          </table:table-cell>
          <table:table-cell table:style-name="odsStyleTableCell-f94dd6d43265095885aabed86d0cdba9" office:value-type="string">
            <text:p>REAL</text:p>
          </table:table-cell>
          <table:table-cell table:style-name="odsStyleTableCell-f94dd6d43265095885aabed86d0cdba9" office:value-type="string">
            <text:p>BRL</text:p>
          </table:table-cell>
          <table:table-cell table:style-name="odsStyleTableCell-a0c71277df8e1386eaa0acbd319376f9" office:value-type="string">
            <text:p>1.37870</text:p>
          </table:table-cell>
          <table:table-cell table:style-name="odsStyleTableCell-a0c71277df8e1386eaa0acbd319376f9" office:value-type="string">
            <text:p>4.97570</text:p>
          </table:table-cell>
        </table:table-row>
        <table:table-row table:style-name="ro1">
          <table:table-cell table:style-name="odsStyleTableCell-f94dd6d43265095885aabed86d0cdba9" office:value-type="string">
            <text:p>CANADA</text:p>
          </table:table-cell>
          <table:table-cell table:style-name="odsStyleTableCell-f94dd6d43265095885aabed86d0cdba9" office:value-type="string">
            <text:p>DÓLAR</text:p>
          </table:table-cell>
          <table:table-cell table:style-name="odsStyleTableCell-f94dd6d43265095885aabed86d0cdba9" office:value-type="string">
            <text:p>CAD</text:p>
          </table:table-cell>
          <table:table-cell table:style-name="odsStyleTableCell-a0c71277df8e1386eaa0acbd319376f9" office:value-type="string">
            <text:p>5.05415</text:p>
          </table:table-cell>
          <table:table-cell table:style-name="odsStyleTableCell-a0c71277df8e1386eaa0acbd319376f9" office:value-type="string">
            <text:p>1.35730</text:p>
          </table:table-cell>
        </table:table-row>
        <table:table-row table:style-name="ro1">
          <table:table-cell table:style-name="odsStyleTableCell-f94dd6d43265095885aabed86d0cdba9" office:value-type="string">
            <text:p>CHILE</text:p>
          </table:table-cell>
          <table:table-cell table:style-name="odsStyleTableCell-f94dd6d43265095885aabed86d0cdba9" office:value-type="string">
            <text:p>PESO</text:p>
          </table:table-cell>
          <table:table-cell table:style-name="odsStyleTableCell-f94dd6d43265095885aabed86d0cdba9" office:value-type="string">
            <text:p>CLP</text:p>
          </table:table-cell>
          <table:table-cell table:style-name="odsStyleTableCell-a0c71277df8e1386eaa0acbd319376f9" office:value-type="string">
            <text:p>0.00700</text:p>
          </table:table-cell>
          <table:table-cell table:style-name="odsStyleTableCell-a0c71277df8e1386eaa0acbd319376f9" office:value-type="string">
            <text:p>980.14000</text:p>
          </table:table-cell>
        </table:table-row>
        <table:table-row table:style-name="ro1">
          <table:table-cell table:style-name="odsStyleTableCell-f94dd6d43265095885aabed86d0cdba9" office:value-type="string">
            <text:p>COLOMBIA</text:p>
          </table:table-cell>
          <table:table-cell table:style-name="odsStyleTableCell-f94dd6d43265095885aabed86d0cdba9" office:value-type="string">
            <text:p>PESO</text:p>
          </table:table-cell>
          <table:table-cell table:style-name="odsStyleTableCell-f94dd6d43265095885aabed86d0cdba9" office:value-type="string">
            <text:p>COP</text:p>
          </table:table-cell>
          <table:table-cell table:style-name="odsStyleTableCell-a0c71277df8e1386eaa0acbd319376f9" office:value-type="string">
            <text:p>0.00178</text:p>
          </table:table-cell>
          <table:table-cell table:style-name="odsStyleTableCell-a0c71277df8e1386eaa0acbd319376f9" office:value-type="string">
            <text:p>3,854.18000</text:p>
          </table:table-cell>
        </table:table-row>
        <table:table-row table:style-name="ro1">
          <table:table-cell table:style-name="odsStyleTableCell-f94dd6d43265095885aabed86d0cdba9" office:value-type="string">
            <text:p>COREA DEL SUR</text:p>
          </table:table-cell>
          <table:table-cell table:style-name="odsStyleTableCell-f94dd6d43265095885aabed86d0cdba9" office:value-type="string">
            <text:p>WON</text:p>
          </table:table-cell>
          <table:table-cell table:style-name="odsStyleTableCell-f94dd6d43265095885aabed86d0cdba9" office:value-type="string">
            <text:p>KRW</text:p>
          </table:table-cell>
          <table:table-cell table:style-name="odsStyleTableCell-a0c71277df8e1386eaa0acbd319376f9" office:value-type="string">
            <text:p>0.00509</text:p>
          </table:table-cell>
          <table:table-cell table:style-name="odsStyleTableCell-a0c71277df8e1386eaa0acbd319376f9" office:value-type="string">
            <text:p>1,348.76000</text:p>
          </table:table-cell>
        </table:table-row>
        <table:table-row table:style-name="ro1">
          <table:table-cell table:style-name="odsStyleTableCell-f94dd6d43265095885aabed86d0cdba9" office:value-type="string">
            <text:p>COSTA RICA</text:p>
          </table:table-cell>
          <table:table-cell table:style-name="odsStyleTableCell-f94dd6d43265095885aabed86d0cdba9" office:value-type="string">
            <text:p>COLON COSTARRICENSE</text:p>
          </table:table-cell>
          <table:table-cell table:style-name="odsStyleTableCell-f94dd6d43265095885aabed86d0cdba9" office:value-type="string">
            <text:p>CRC</text:p>
          </table:table-cell>
          <table:table-cell table:style-name="odsStyleTableCell-a0c71277df8e1386eaa0acbd319376f9" office:value-type="string">
            <text:p>0.01357</text:p>
          </table:table-cell>
          <table:table-cell table:style-name="odsStyleTableCell-a0c71277df8e1386eaa0acbd319376f9" office:value-type="string">
            <text:p>505.46000</text:p>
          </table:table-cell>
        </table:table-row>
        <table:table-row table:style-name="ro1">
          <table:table-cell table:style-name="odsStyleTableCell-f94dd6d43265095885aabed86d0cdba9" office:value-type="string">
            <text:p>REPUBLICA CHECA</text:p>
          </table:table-cell>
          <table:table-cell table:style-name="odsStyleTableCell-f94dd6d43265095885aabed86d0cdba9" office:value-type="string">
            <text:p>CORONA CHECA</text:p>
          </table:table-cell>
          <table:table-cell table:style-name="odsStyleTableCell-f94dd6d43265095885aabed86d0cdba9" office:value-type="string">
            <text:p>CZK</text:p>
          </table:table-cell>
          <table:table-cell table:style-name="odsStyleTableCell-a0c71277df8e1386eaa0acbd319376f9" office:value-type="string">
            <text:p>0.29312</text:p>
          </table:table-cell>
          <table:table-cell table:style-name="odsStyleTableCell-a0c71277df8e1386eaa0acbd319376f9" office:value-type="string">
            <text:p>23.40340</text:p>
          </table:table-cell>
        </table:table-row>
        <table:table-row table:style-name="ro1">
          <table:table-cell table:style-name="odsStyleTableCell-f94dd6d43265095885aabed86d0cdba9" office:value-type="string">
            <text:p>DINAMARCA</text:p>
          </table:table-cell>
          <table:table-cell table:style-name="odsStyleTableCell-f94dd6d43265095885aabed86d0cdba9" office:value-type="string">
            <text:p>CORONA</text:p>
          </table:table-cell>
          <table:table-cell table:style-name="odsStyleTableCell-f94dd6d43265095885aabed86d0cdba9" office:value-type="string">
            <text:p>DKK</text:p>
          </table:table-cell>
          <table:table-cell table:style-name="odsStyleTableCell-a0c71277df8e1386eaa0acbd319376f9" office:value-type="string">
            <text:p>0.99534</text:p>
          </table:table-cell>
          <table:table-cell table:style-name="odsStyleTableCell-a0c71277df8e1386eaa0acbd319376f9" office:value-type="string">
            <text:p>6.89210</text:p>
          </table:table-cell>
        </table:table-row>
        <table:table-row table:style-name="ro1">
          <table:table-cell table:style-name="odsStyleTableCell-f94dd6d43265095885aabed86d0cdba9" office:value-type="string">
            <text:p>ECUADOR</text:p>
          </table:table-cell>
          <table:table-cell table:style-name="odsStyleTableCell-f94dd6d43265095885aabed86d0cdba9" office:value-type="string">
            <text:p>DÓLAR</text:p>
          </table:table-cell>
          <table:table-cell table:style-name="odsStyleTableCell-f94dd6d43265095885aabed86d0cdba9" office:value-type="string">
            <text:p>USD</text:p>
          </table:table-cell>
          <table:table-cell table:style-name="odsStyleTableCell-a0c71277df8e1386eaa0acbd319376f9" office:value-type="string">
            <text:p>6.86000</text:p>
          </table:table-cell>
          <table:table-cell table:style-name="odsStyleTableCell-a0c71277df8e1386eaa0acbd319376f9" office:value-type="string">
            <text:p>1.00000</text:p>
          </table:table-cell>
        </table:table-row>
        <table:table-row table:style-name="ro1">
          <table:table-cell table:style-name="odsStyleTableCell-f94dd6d43265095885aabed86d0cdba9" office:value-type="string">
            <text:p>EMIRATOS ARABES</text:p>
          </table:table-cell>
          <table:table-cell table:style-name="odsStyleTableCell-f94dd6d43265095885aabed86d0cdba9" office:value-type="string">
            <text:p>DIRHAM</text:p>
          </table:table-cell>
          <table:table-cell table:style-name="odsStyleTableCell-f94dd6d43265095885aabed86d0cdba9" office:value-type="string">
            <text:p>AED</text:p>
          </table:table-cell>
          <table:table-cell table:style-name="odsStyleTableCell-a0c71277df8e1386eaa0acbd319376f9" office:value-type="string">
            <text:p>1.86809</text:p>
          </table:table-cell>
          <table:table-cell table:style-name="odsStyleTableCell-a0c71277df8e1386eaa0acbd319376f9" office:value-type="string">
            <text:p>3.67220</text:p>
          </table:table-cell>
        </table:table-row>
        <table:table-row table:style-name="ro1">
          <table:table-cell table:style-name="odsStyleTableCell-f94dd6d43265095885aabed86d0cdba9" office:value-type="string">
            <text:p>FILIPINAS</text:p>
          </table:table-cell>
          <table:table-cell table:style-name="odsStyleTableCell-f94dd6d43265095885aabed86d0cdba9" office:value-type="string">
            <text:p>PESO FILIPINO</text:p>
          </table:table-cell>
          <table:table-cell table:style-name="odsStyleTableCell-f94dd6d43265095885aabed86d0cdba9" office:value-type="string">
            <text:p>PHP</text:p>
          </table:table-cell>
          <table:table-cell table:style-name="odsStyleTableCell-a0c71277df8e1386eaa0acbd319376f9" office:value-type="string">
            <text:p>0.12201</text:p>
          </table:table-cell>
          <table:table-cell table:style-name="odsStyleTableCell-a0c71277df8e1386eaa0acbd319376f9" office:value-type="string">
            <text:p>56.22300</text:p>
          </table:table-cell>
        </table:table-row>
        <table:table-row table:style-name="ro1">
          <table:table-cell table:style-name="odsStyleTableCell-f94dd6d43265095885aabed86d0cdba9" office:value-type="string">
            <text:p>HAITÍ</text:p>
          </table:table-cell>
          <table:table-cell table:style-name="odsStyleTableCell-f94dd6d43265095885aabed86d0cdba9" office:value-type="string">
            <text:p>GOURDE</text:p>
          </table:table-cell>
          <table:table-cell table:style-name="odsStyleTableCell-f94dd6d43265095885aabed86d0cdba9" office:value-type="string">
            <text:p>HTG</text:p>
          </table:table-cell>
          <table:table-cell table:style-name="odsStyleTableCell-a0c71277df8e1386eaa0acbd319376f9" office:value-type="string">
            <text:p>0.05180</text:p>
          </table:table-cell>
          <table:table-cell table:style-name="odsStyleTableCell-a0c71277df8e1386eaa0acbd319376f9" office:value-type="string">
            <text:p>132.43000</text:p>
          </table:table-cell>
        </table:table-row>
        <table:table-row table:style-name="ro1">
          <table:table-cell table:style-name="odsStyleTableCell-f94dd6d43265095885aabed86d0cdba9" office:value-type="string">
            <text:p>HONG KONG</text:p>
          </table:table-cell>
          <table:table-cell table:style-name="odsStyleTableCell-f94dd6d43265095885aabed86d0cdba9" office:value-type="string">
            <text:p>DÓLAR</text:p>
          </table:table-cell>
          <table:table-cell table:style-name="odsStyleTableCell-f94dd6d43265095885aabed86d0cdba9" office:value-type="string">
            <text:p>HKD</text:p>
          </table:table-cell>
          <table:table-cell table:style-name="odsStyleTableCell-a0c71277df8e1386eaa0acbd319376f9" office:value-type="string">
            <text:p>0.87680</text:p>
          </table:table-cell>
          <table:table-cell table:style-name="odsStyleTableCell-a0c71277df8e1386eaa0acbd319376f9" office:value-type="string">
            <text:p>7.82390</text:p>
          </table:table-cell>
        </table:table-row>
        <table:table-row table:style-name="ro1">
          <table:table-cell table:style-name="odsStyleTableCell-f94dd6d43265095885aabed86d0cdba9" office:value-type="string">
            <text:p>INDIA</text:p>
          </table:table-cell>
          <table:table-cell table:style-name="odsStyleTableCell-f94dd6d43265095885aabed86d0cdba9" office:value-type="string">
            <text:p>RUPIA</text:p>
          </table:table-cell>
          <table:table-cell table:style-name="odsStyleTableCell-f94dd6d43265095885aabed86d0cdba9" office:value-type="string">
            <text:p>INR</text:p>
          </table:table-cell>
          <table:table-cell table:style-name="odsStyleTableCell-a0c71277df8e1386eaa0acbd319376f9" office:value-type="string">
            <text:p>0.08228</text:p>
          </table:table-cell>
          <table:table-cell table:style-name="odsStyleTableCell-a0c71277df8e1386eaa0acbd319376f9" office:value-type="string">
            <text:p>83.37750</text:p>
          </table:table-cell>
        </table:table-row>
        <table:table-row table:style-name="ro1">
          <table:table-cell table:style-name="odsStyleTableCell-f94dd6d43265095885aabed86d0cdba9" office:value-type="string">
            <text:p>INDONESIA</text:p>
          </table:table-cell>
          <table:table-cell table:style-name="odsStyleTableCell-f94dd6d43265095885aabed86d0cdba9" office:value-type="string">
            <text:p>RUPIA INDONESIA</text:p>
          </table:table-cell>
          <table:table-cell table:style-name="odsStyleTableCell-f94dd6d43265095885aabed86d0cdba9" office:value-type="string">
            <text:p>IDR</text:p>
          </table:table-cell>
          <table:table-cell table:style-name="odsStyleTableCell-a0c71277df8e1386eaa0acbd319376f9" office:value-type="string">
            <text:p>0.00043</text:p>
          </table:table-cell>
          <table:table-cell table:style-name="odsStyleTableCell-a0c71277df8e1386eaa0acbd319376f9" office:value-type="string">
            <text:p>15,855.00000</text:p>
          </table:table-cell>
        </table:table-row>
        <table:table-row table:style-name="ro1">
          <table:table-cell table:style-name="odsStyleTableCell-f94dd6d43265095885aabed86d0cdba9" office:value-type="string">
            <text:p>ISRAEL</text:p>
          </table:table-cell>
          <table:table-cell table:style-name="odsStyleTableCell-f94dd6d43265095885aabed86d0cdba9" office:value-type="string">
            <text:p>NUEVO SÉQUEL</text:p>
          </table:table-cell>
          <table:table-cell table:style-name="odsStyleTableCell-f94dd6d43265095885aabed86d0cdba9" office:value-type="string">
            <text:p>ILS</text:p>
          </table:table-cell>
          <table:table-cell table:style-name="odsStyleTableCell-a0c71277df8e1386eaa0acbd319376f9" office:value-type="string">
            <text:p>1.86236</text:p>
          </table:table-cell>
          <table:table-cell table:style-name="odsStyleTableCell-a0c71277df8e1386eaa0acbd319376f9" office:value-type="string">
            <text:p>3.68350</text:p>
          </table:table-cell>
        </table:table-row>
        <table:table-row table:style-name="ro1">
          <table:table-cell table:style-name="odsStyleTableCell-f94dd6d43265095885aabed86d0cdba9" office:value-type="string">
            <text:p>MALASIA</text:p>
          </table:table-cell>
          <table:table-cell table:style-name="odsStyleTableCell-f94dd6d43265095885aabed86d0cdba9" office:value-type="string">
            <text:p>RINGGIT MALAYO</text:p>
          </table:table-cell>
          <table:table-cell table:style-name="odsStyleTableCell-f94dd6d43265095885aabed86d0cdba9" office:value-type="string">
            <text:p>MYR</text:p>
          </table:table-cell>
          <table:table-cell table:style-name="odsStyleTableCell-a0c71277df8e1386eaa0acbd319376f9" office:value-type="string">
            <text:p>1.44894</text:p>
          </table:table-cell>
          <table:table-cell table:style-name="odsStyleTableCell-a0c71277df8e1386eaa0acbd319376f9" office:value-type="string">
            <text:p>4.73450</text:p>
          </table:table-cell>
        </table:table-row>
        <table:table-row table:style-name="ro1">
          <table:table-cell table:style-name="odsStyleTableCell-f94dd6d43265095885aabed86d0cdba9" office:value-type="string">
            <text:p>MEXICO</text:p>
          </table:table-cell>
          <table:table-cell table:style-name="odsStyleTableCell-f94dd6d43265095885aabed86d0cdba9" office:value-type="string">
            <text:p>PESO</text:p>
          </table:table-cell>
          <table:table-cell table:style-name="odsStyleTableCell-f94dd6d43265095885aabed86d0cdba9" office:value-type="string">
            <text:p>MXN</text:p>
          </table:table-cell>
          <table:table-cell table:style-name="odsStyleTableCell-a0c71277df8e1386eaa0acbd319376f9" office:value-type="string">
            <text:p>0.41441</text:p>
          </table:table-cell>
          <table:table-cell table:style-name="odsStyleTableCell-a0c71277df8e1386eaa0acbd319376f9" office:value-type="string">
            <text:p>16.55380</text:p>
          </table:table-cell>
        </table:table-row>
        <table:table-row table:style-name="ro1">
          <table:table-cell table:style-name="odsStyleTableCell-f94dd6d43265095885aabed86d0cdba9" office:value-type="string">
            <text:p>NORUEGA</text:p>
          </table:table-cell>
          <table:table-cell table:style-name="odsStyleTableCell-f94dd6d43265095885aabed86d0cdba9" office:value-type="string">
            <text:p>CORONA</text:p>
          </table:table-cell>
          <table:table-cell table:style-name="odsStyleTableCell-f94dd6d43265095885aabed86d0cdba9" office:value-type="string">
            <text:p>NOK</text:p>
          </table:table-cell>
          <table:table-cell table:style-name="odsStyleTableCell-a0c71277df8e1386eaa0acbd319376f9" office:value-type="string">
            <text:p>0.63582</text:p>
          </table:table-cell>
          <table:table-cell table:style-name="odsStyleTableCell-a0c71277df8e1386eaa0acbd319376f9" office:value-type="string">
            <text:p>10.78920</text:p>
          </table:table-cell>
        </table:table-row>
        <table:table-row table:style-name="ro1">
          <table:table-cell table:style-name="odsStyleTableCell-f94dd6d43265095885aabed86d0cdba9" office:value-type="string">
            <text:p>PANAMÁ</text:p>
          </table:table-cell>
          <table:table-cell table:style-name="odsStyleTableCell-f94dd6d43265095885aabed86d0cdba9" office:value-type="string">
            <text:p>BALBOA</text:p>
          </table:table-cell>
          <table:table-cell table:style-name="odsStyleTableCell-f94dd6d43265095885aabed86d0cdba9" office:value-type="string">
            <text:p>PAB</text:p>
          </table:table-cell>
          <table:table-cell table:style-name="odsStyleTableCell-a0c71277df8e1386eaa0acbd319376f9" office:value-type="string">
            <text:p>6.86000</text:p>
          </table:table-cell>
          <table:table-cell table:style-name="odsStyleTableCell-a0c71277df8e1386eaa0acbd319376f9" office:value-type="string">
            <text:p>1.00000</text:p>
          </table:table-cell>
        </table:table-row>
        <table:table-row table:style-name="ro1">
          <table:table-cell table:style-name="odsStyleTableCell-f94dd6d43265095885aabed86d0cdba9" office:value-type="string">
            <text:p>PARAGUAY</text:p>
          </table:table-cell>
          <table:table-cell table:style-name="odsStyleTableCell-f94dd6d43265095885aabed86d0cdba9" office:value-type="string">
            <text:p>GUARANI</text:p>
          </table:table-cell>
          <table:table-cell table:style-name="odsStyleTableCell-f94dd6d43265095885aabed86d0cdba9" office:value-type="string">
            <text:p>PYG</text:p>
          </table:table-cell>
          <table:table-cell table:style-name="odsStyleTableCell-a0c71277df8e1386eaa0acbd319376f9" office:value-type="string">
            <text:p>0.00093</text:p>
          </table:table-cell>
          <table:table-cell table:style-name="odsStyleTableCell-a0c71277df8e1386eaa0acbd319376f9" office:value-type="string">
            <text:p>7,389.80000</text:p>
          </table:table-cell>
        </table:table-row>
        <table:table-row table:style-name="ro1">
          <table:table-cell table:style-name="odsStyleTableCell-f94dd6d43265095885aabed86d0cdba9" office:value-type="string">
            <text:p>PERU</text:p>
          </table:table-cell>
          <table:table-cell table:style-name="odsStyleTableCell-f94dd6d43265095885aabed86d0cdba9" office:value-type="string">
            <text:p>NUEVO SOL</text:p>
          </table:table-cell>
          <table:table-cell table:style-name="odsStyleTableCell-f94dd6d43265095885aabed86d0cdba9" office:value-type="string">
            <text:p>PEN</text:p>
          </table:table-cell>
          <table:table-cell table:style-name="odsStyleTableCell-a0c71277df8e1386eaa0acbd319376f9" office:value-type="string">
            <text:p>1.84518</text:p>
          </table:table-cell>
          <table:table-cell table:style-name="odsStyleTableCell-a0c71277df8e1386eaa0acbd319376f9" office:value-type="string">
            <text:p>3.71780</text:p>
          </table:table-cell>
        </table:table-row>
        <table:table-row table:style-name="ro1">
          <table:table-cell table:style-name="odsStyleTableCell-f94dd6d43265095885aabed86d0cdba9" office:value-type="string">
            <text:p>REINO UNIDO</text:p>
          </table:table-cell>
          <table:table-cell table:style-name="odsStyleTableCell-f94dd6d43265095885aabed86d0cdba9" office:value-type="string">
            <text:p>LIBRA</text:p>
          </table:table-cell>
          <table:table-cell table:style-name="odsStyleTableCell-f94dd6d43265095885aabed86d0cdba9" office:value-type="string">
            <text:p>GBP</text:p>
          </table:table-cell>
          <table:table-cell table:style-name="odsStyleTableCell-a0c71277df8e1386eaa0acbd319376f9" office:value-type="string">
            <text:p>8.66556</text:p>
          </table:table-cell>
          <table:table-cell table:style-name="odsStyleTableCell-a0c71277df8e1386eaa0acbd319376f9" office:value-type="string">
            <text:p>0.79164</text:p>
          </table:table-cell>
        </table:table-row>
        <table:table-row table:style-name="ro1">
          <table:table-cell table:style-name="odsStyleTableCell-f94dd6d43265095885aabed86d0cdba9" office:value-type="string">
            <text:p>REPÚBLICA DOMINICANA</text:p>
          </table:table-cell>
          <table:table-cell table:style-name="odsStyleTableCell-f94dd6d43265095885aabed86d0cdba9" office:value-type="string">
            <text:p>PESO DOMINICANO</text:p>
          </table:table-cell>
          <table:table-cell table:style-name="odsStyleTableCell-f94dd6d43265095885aabed86d0cdba9" office:value-type="string">
            <text:p>DOP</text:p>
          </table:table-cell>
          <table:table-cell table:style-name="odsStyleTableCell-a0c71277df8e1386eaa0acbd319376f9" office:value-type="string">
            <text:p>0.11594</text:p>
          </table:table-cell>
          <table:table-cell table:style-name="odsStyleTableCell-a0c71277df8e1386eaa0acbd319376f9" office:value-type="string">
            <text:p>59.16700</text:p>
          </table:table-cell>
        </table:table-row>
        <table:table-row table:style-name="ro1">
          <table:table-cell table:style-name="odsStyleTableCell-f94dd6d43265095885aabed86d0cdba9" office:value-type="string">
            <text:p>REP.POPULAR CHINA</text:p>
          </table:table-cell>
          <table:table-cell table:style-name="odsStyleTableCell-f94dd6d43265095885aabed86d0cdba9" office:value-type="string">
            <text:p>YUAN RENMINBI OFFSHORE</text:p>
          </table:table-cell>
          <table:table-cell table:style-name="odsStyleTableCell-f94dd6d43265095885aabed86d0cdba9" office:value-type="string">
            <text:p>CNH</text:p>
          </table:table-cell>
          <table:table-cell table:style-name="odsStyleTableCell-a0c71277df8e1386eaa0acbd319376f9" office:value-type="string">
            <text:p>0.94555</text:p>
          </table:table-cell>
          <table:table-cell table:style-name="odsStyleTableCell-a0c71277df8e1386eaa0acbd319376f9" office:value-type="string">
            <text:p>7.25500</text:p>
          </table:table-cell>
        </table:table-row>
        <table:table-row table:style-name="ro1">
          <table:table-cell table:style-name="odsStyleTableCell-f94dd6d43265095885aabed86d0cdba9" office:value-type="string">
            <text:p>RUSIA</text:p>
          </table:table-cell>
          <table:table-cell table:style-name="odsStyleTableCell-f94dd6d43265095885aabed86d0cdba9" office:value-type="string">
            <text:p>RUBLO RUSO</text:p>
          </table:table-cell>
          <table:table-cell table:style-name="odsStyleTableCell-f94dd6d43265095885aabed86d0cdba9" office:value-type="string">
            <text:p>RUB</text:p>
          </table:table-cell>
          <table:table-cell table:style-name="odsStyleTableCell-a0c71277df8e1386eaa0acbd319376f9" office:value-type="string">
            <text:p>0.07420</text:p>
          </table:table-cell>
          <table:table-cell table:style-name="odsStyleTableCell-a0c71277df8e1386eaa0acbd319376f9" office:value-type="string">
            <text:p>92.45200</text:p>
          </table:table-cell>
        </table:table-row>
        <table:table-row table:style-name="ro1">
          <table:table-cell table:style-name="odsStyleTableCell-f94dd6d43265095885aabed86d0cdba9" office:value-type="string">
            <text:p>SINGAPUR</text:p>
          </table:table-cell>
          <table:table-cell table:style-name="odsStyleTableCell-f94dd6d43265095885aabed86d0cdba9" office:value-type="string">
            <text:p>DÓLAR</text:p>
          </table:table-cell>
          <table:table-cell table:style-name="odsStyleTableCell-f94dd6d43265095885aabed86d0cdba9" office:value-type="string">
            <text:p>SGD</text:p>
          </table:table-cell>
          <table:table-cell table:style-name="odsStyleTableCell-a0c71277df8e1386eaa0acbd319376f9" office:value-type="string">
            <text:p>5.08751</text:p>
          </table:table-cell>
          <table:table-cell table:style-name="odsStyleTableCell-a0c71277df8e1386eaa0acbd319376f9" office:value-type="string">
            <text:p>1.34840</text:p>
          </table:table-cell>
        </table:table-row>
        <table:table-row table:style-name="ro1">
          <table:table-cell table:style-name="odsStyleTableCell-f94dd6d43265095885aabed86d0cdba9" office:value-type="string">
            <text:p>SUDÁFRICA</text:p>
          </table:table-cell>
          <table:table-cell table:style-name="odsStyleTableCell-f94dd6d43265095885aabed86d0cdba9" office:value-type="string">
            <text:p>RAND</text:p>
          </table:table-cell>
          <table:table-cell table:style-name="odsStyleTableCell-f94dd6d43265095885aabed86d0cdba9" office:value-type="string">
            <text:p>ZAR</text:p>
          </table:table-cell>
          <table:table-cell table:style-name="odsStyleTableCell-a0c71277df8e1386eaa0acbd319376f9" office:value-type="string">
            <text:p>0.36315</text:p>
          </table:table-cell>
          <table:table-cell table:style-name="odsStyleTableCell-a0c71277df8e1386eaa0acbd319376f9" office:value-type="string">
            <text:p>18.89010</text:p>
          </table:table-cell>
        </table:table-row>
        <table:table-row table:style-name="ro1">
          <table:table-cell table:style-name="odsStyleTableCell-f94dd6d43265095885aabed86d0cdba9" office:value-type="string">
            <text:p>SUECIA</text:p>
          </table:table-cell>
          <table:table-cell table:style-name="odsStyleTableCell-f94dd6d43265095885aabed86d0cdba9" office:value-type="string">
            <text:p>CORONA</text:p>
          </table:table-cell>
          <table:table-cell table:style-name="odsStyleTableCell-f94dd6d43265095885aabed86d0cdba9" office:value-type="string">
            <text:p>SEK</text:p>
          </table:table-cell>
          <table:table-cell table:style-name="odsStyleTableCell-a0c71277df8e1386eaa0acbd319376f9" office:value-type="string">
            <text:p>0.64570</text:p>
          </table:table-cell>
          <table:table-cell table:style-name="odsStyleTableCell-a0c71277df8e1386eaa0acbd319376f9" office:value-type="string">
            <text:p>10.62410</text:p>
          </table:table-cell>
        </table:table-row>
        <table:table-row table:style-name="ro1">
          <table:table-cell table:style-name="odsStyleTableCell-f94dd6d43265095885aabed86d0cdba9" office:value-type="string">
            <text:p>SUIZA</text:p>
          </table:table-cell>
          <table:table-cell table:style-name="odsStyleTableCell-f94dd6d43265095885aabed86d0cdba9" office:value-type="string">
            <text:p>FRANCO</text:p>
          </table:table-cell>
          <table:table-cell table:style-name="odsStyleTableCell-f94dd6d43265095885aabed86d0cdba9" office:value-type="string">
            <text:p>CHF</text:p>
          </table:table-cell>
          <table:table-cell table:style-name="odsStyleTableCell-a0c71277df8e1386eaa0acbd319376f9" office:value-type="string">
            <text:p>7.57592</text:p>
          </table:table-cell>
          <table:table-cell table:style-name="odsStyleTableCell-a0c71277df8e1386eaa0acbd319376f9" office:value-type="string">
            <text:p>0.90550</text:p>
          </table:table-cell>
        </table:table-row>
        <table:table-row table:style-name="ro1">
          <table:table-cell table:style-name="odsStyleTableCell-f94dd6d43265095885aabed86d0cdba9" office:value-type="string">
            <text:p>TAILANDIA</text:p>
          </table:table-cell>
          <table:table-cell table:style-name="odsStyleTableCell-f94dd6d43265095885aabed86d0cdba9" office:value-type="string">
            <text:p>THAI BAHT</text:p>
          </table:table-cell>
          <table:table-cell table:style-name="odsStyleTableCell-f94dd6d43265095885aabed86d0cdba9" office:value-type="string">
            <text:p>THB</text:p>
          </table:table-cell>
          <table:table-cell table:style-name="odsStyleTableCell-a0c71277df8e1386eaa0acbd319376f9" office:value-type="string">
            <text:p>0.18859</text:p>
          </table:table-cell>
          <table:table-cell table:style-name="odsStyleTableCell-a0c71277df8e1386eaa0acbd319376f9" office:value-type="string">
            <text:p>36.37500</text:p>
          </table:table-cell>
        </table:table-row>
        <table:table-row table:style-name="ro1">
          <table:table-cell table:style-name="odsStyleTableCell-f94dd6d43265095885aabed86d0cdba9" office:value-type="string">
            <text:p>TAIWAN</text:p>
          </table:table-cell>
          <table:table-cell table:style-name="odsStyleTableCell-f94dd6d43265095885aabed86d0cdba9" office:value-type="string">
            <text:p>DÓLAR</text:p>
          </table:table-cell>
          <table:table-cell table:style-name="odsStyleTableCell-f94dd6d43265095885aabed86d0cdba9" office:value-type="string">
            <text:p>TWD</text:p>
          </table:table-cell>
          <table:table-cell table:style-name="odsStyleTableCell-a0c71277df8e1386eaa0acbd319376f9" office:value-type="string">
            <text:p>0.21425</text:p>
          </table:table-cell>
          <table:table-cell table:style-name="odsStyleTableCell-a0c71277df8e1386eaa0acbd319376f9" office:value-type="string">
            <text:p>32.01900</text:p>
          </table:table-cell>
        </table:table-row>
        <table:table-row table:style-name="ro1">
          <table:table-cell table:style-name="odsStyleTableCell-f94dd6d43265095885aabed86d0cdba9" office:value-type="string">
            <text:p>TÚNEZ</text:p>
          </table:table-cell>
          <table:table-cell table:style-name="odsStyleTableCell-f94dd6d43265095885aabed86d0cdba9" office:value-type="string">
            <text:p>DINAR TUNECINO</text:p>
          </table:table-cell>
          <table:table-cell table:style-name="odsStyleTableCell-f94dd6d43265095885aabed86d0cdba9" office:value-type="string">
            <text:p>TND</text:p>
          </table:table-cell>
          <table:table-cell table:style-name="odsStyleTableCell-a0c71277df8e1386eaa0acbd319376f9" office:value-type="string">
            <text:p>2.19794</text:p>
          </table:table-cell>
          <table:table-cell table:style-name="odsStyleTableCell-a0c71277df8e1386eaa0acbd319376f9" office:value-type="string">
            <text:p>3.12110</text:p>
          </table:table-cell>
        </table:table-row>
        <table:table-row table:style-name="ro1">
          <table:table-cell table:style-name="odsStyleTableCell-f94dd6d43265095885aabed86d0cdba9" office:value-type="string">
            <text:p>TURQUÍA</text:p>
          </table:table-cell>
          <table:table-cell table:style-name="odsStyleTableCell-f94dd6d43265095885aabed86d0cdba9" office:value-type="string">
            <text:p>LIRA TURCA</text:p>
          </table:table-cell>
          <table:table-cell table:style-name="odsStyleTableCell-f94dd6d43265095885aabed86d0cdba9" office:value-type="string">
            <text:p>TRY</text:p>
          </table:table-cell>
          <table:table-cell table:style-name="odsStyleTableCell-a0c71277df8e1386eaa0acbd319376f9" office:value-type="string">
            <text:p>0.21265</text:p>
          </table:table-cell>
          <table:table-cell table:style-name="odsStyleTableCell-a0c71277df8e1386eaa0acbd319376f9" office:value-type="string">
            <text:p>32.25970</text:p>
          </table:table-cell>
        </table:table-row>
        <table:table-row table:style-name="ro1">
          <table:table-cell table:style-name="odsStyleTableCell-f94dd6d43265095885aabed86d0cdba9" office:value-type="string">
            <text:p>URUGUAY</text:p>
          </table:table-cell>
          <table:table-cell table:style-name="odsStyleTableCell-f94dd6d43265095885aabed86d0cdba9" office:value-type="string">
            <text:p>PESO</text:p>
          </table:table-cell>
          <table:table-cell table:style-name="odsStyleTableCell-f94dd6d43265095885aabed86d0cdba9" office:value-type="string">
            <text:p>UYU</text:p>
          </table:table-cell>
          <table:table-cell table:style-name="odsStyleTableCell-a0c71277df8e1386eaa0acbd319376f9" office:value-type="string">
            <text:p>0.18275</text:p>
          </table:table-cell>
          <table:table-cell table:style-name="odsStyleTableCell-a0c71277df8e1386eaa0acbd319376f9" office:value-type="string">
            <text:p>37.53690</text:p>
          </table:table-cell>
        </table:table-row>
        <table:table-row table:style-name="ro1">
          <table:table-cell table:style-name="odsStyleTableCell-f94dd6d43265095885aabed86d0cdba9" office:value-type="string">
            <text:p>VENEZUELA</text:p>
          </table:table-cell>
          <table:table-cell table:style-name="odsStyleTableCell-f94dd6d43265095885aabed86d0cdba9" office:value-type="string">
            <text:p>BOLIVAR DIGITAL</text:p>
          </table:table-cell>
          <table:table-cell table:style-name="odsStyleTableCell-f94dd6d43265095885aabed86d0cdba9" office:value-type="string">
            <text:p>VES</text:p>
          </table:table-cell>
          <table:table-cell table:style-name="odsStyleTableCell-a0c71277df8e1386eaa0acbd319376f9" office:value-type="string">
            <text:p>0.18915</text:p>
          </table:table-cell>
          <table:table-cell table:style-name="odsStyleTableCell-a0c71277df8e1386eaa0acbd319376f9" office:value-type="string">
            <text:p>36.26700</text:p>
          </table:table-cell>
        </table:table-row>
        <table:table-row table:style-name="ro1">
          <table:table-cell table:style-name="odsStyleTableCell-f94dd6d43265095885aabed86d0cdba9" office:value-type="string">
            <text:p>VIETNAM</text:p>
          </table:table-cell>
          <table:table-cell table:style-name="odsStyleTableCell-f94dd6d43265095885aabed86d0cdba9" office:value-type="string">
            <text:p>DONG</text:p>
          </table:table-cell>
          <table:table-cell table:style-name="odsStyleTableCell-f94dd6d43265095885aabed86d0cdba9" office:value-type="string">
            <text:p>VND</text:p>
          </table:table-cell>
          <table:table-cell table:style-name="odsStyleTableCell-a0c71277df8e1386eaa0acbd319376f9" office:value-type="string">
            <text:p>0.00028</text:p>
          </table:table-cell>
          <table:table-cell table:style-name="odsStyleTableCell-a0c71277df8e1386eaa0acbd319376f9" office:value-type="string">
            <text:p>24,782.50000</text:p>
          </table:table-cell>
        </table:table-row>
        <table:table-row table:style-name="ro1">
          <table:table-cell table:style-name="odsStyleTableCell-f94dd6d43265095885aabed86d0cdba9" office:value-type="string">
            <text:p/>
          </table:table-cell>
          <table:table-cell table:style-name="odsStyleTableCell-f94dd6d43265095885aabed86d0cdba9" office:value-type="string">
            <text:p>DERECHO ESPECIAL DE GIRO</text:p>
          </table:table-cell>
          <table:table-cell table:style-name="odsStyleTableCell-f94dd6d43265095885aabed86d0cdba9" office:value-type="string">
            <text:p>USD/D.E.G.</text:p>
          </table:table-cell>
          <table:table-cell table:style-name="odsStyleTableCell-a0c71277df8e1386eaa0acbd319376f9" office:value-type="string">
            <text:p/>
          </table:table-cell>
          <table:table-cell table:style-name="odsStyleTableCell-a0c71277df8e1386eaa0acbd319376f9" office:value-type="string">
            <text:p>1.32503</text:p>
          </table:table-cell>
        </table:table-row>
        <table:table-row table:style-name="ro1">
          <table:table-cell table:style-name="odsStyleTableCell-f94dd6d43265095885aabed86d0cdba9" office:value-type="string">
            <text:p/>
          </table:table-cell>
          <table:table-cell table:style-name="odsStyleTableCell-f94dd6d43265095885aabed86d0cdba9" office:value-type="string">
            <text:p>UNIDAD DE FOMENTO DE VIVIENDA</text:p>
          </table:table-cell>
          <table:table-cell table:style-name="odsStyleTableCell-f94dd6d43265095885aabed86d0cdba9" office:value-type="string">
            <text:p>Bs/UFV</text:p>
          </table:table-cell>
          <table:table-cell table:style-name="odsStyleTableCell-a0c71277df8e1386eaa0acbd319376f9" office:value-type="string">
            <text:p/>
          </table:table-cell>
          <table:table-cell table:style-name="odsStyleTableCell-a0c71277df8e1386eaa0acbd319376f9" office:value-type="string">
            <text:p>2.4867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3cc5cc0fe6760e8cdb7ad90786941b4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16094453ad6af5d274d5ced99a7aa911" office:value-type="string">
            <text:p> </text:p>
          </table:table-cell>
          <table:table-cell table:style-name="odsStyleTableCell-16094453ad6af5d274d5ced99a7aa911" office:value-type="string">
            <text:p>UNIDAD MONETARIA</text:p>
          </table:table-cell>
          <table:table-cell table:style-name="odsStyleTableCell-16094453ad6af5d274d5ced99a7aa911" office:value-type="string">
            <text:p>MONEDA</text:p>
          </table:table-cell>
          <table:table-cell table:style-name="odsStyleTableCell-16094453ad6af5d274d5ced99a7aa911" office:value-type="string">
            <text:p>TIPO DE CAMBIO EN M.E.</text:p>
          </table:table-cell>
        </table:table-row>
        <table:table-row table:style-name="ro1">
          <table:table-cell table:style-name="odsStyleTableCell-f94dd6d43265095885aabed86d0cdba9" office:value-type="string">
            <text:p>ORO</text:p>
          </table:table-cell>
          <table:table-cell table:style-name="odsStyleTableCell-f94dd6d43265095885aabed86d0cdba9" office:value-type="string">
            <text:p>ONZA TROY ORO</text:p>
          </table:table-cell>
          <table:table-cell table:style-name="odsStyleTableCell-f94dd6d43265095885aabed86d0cdba9" office:value-type="string">
            <text:p>USD./O.T.F.</text:p>
          </table:table-cell>
          <table:table-cell table:style-name="odsStyleTableCell-a0c71277df8e1386eaa0acbd319376f9" office:value-type="string">
            <text:p>2,191.46000</text:p>
          </table:table-cell>
        </table:table-row>
        <table:table-row table:style-name="ro1">
          <table:table-cell table:style-name="odsStyleTableCell-f94dd6d43265095885aabed86d0cdba9" office:value-type="string">
            <text:p>PLATA</text:p>
          </table:table-cell>
          <table:table-cell table:style-name="odsStyleTableCell-f94dd6d43265095885aabed86d0cdba9" office:value-type="string">
            <text:p>ONZA TROY PLATA</text:p>
          </table:table-cell>
          <table:table-cell table:style-name="odsStyleTableCell-f94dd6d43265095885aabed86d0cdba9" office:value-type="string">
            <text:p>USD./O.T.F.</text:p>
          </table:table-cell>
          <table:table-cell table:style-name="odsStyleTableCell-a0c71277df8e1386eaa0acbd319376f9" office:value-type="string">
            <text:p>24.6073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3cc5cc0fe6760e8cdb7ad90786941b4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16094453ad6af5d274d5ced99a7aa911" office:value-type="string">
            <text:p> </text:p>
          </table:table-cell>
          <table:table-cell table:style-name="odsStyleTableCell-16094453ad6af5d274d5ced99a7aa911" office:value-type="string">
            <text:p>1 MES</text:p>
          </table:table-cell>
          <table:table-cell table:style-name="odsStyleTableCell-16094453ad6af5d274d5ced99a7aa911" office:value-type="string">
            <text:p>3 MESES</text:p>
          </table:table-cell>
          <table:table-cell table:style-name="odsStyleTableCell-16094453ad6af5d274d5ced99a7aa911" office:value-type="string">
            <text:p>6 MESES</text:p>
          </table:table-cell>
        </table:table-row>
        <table:table-row table:style-name="ro1">
          <table:table-cell table:style-name="odsStyleTableCell-c43d0fbc4a3fba72c2ffad85c8606ae4" office:value-type="string">
            <text:p>TASA LIBOR(USD)</text:p>
          </table:table-cell>
          <table:table-cell table:style-name="odsStyleTableCell-a0c71277df8e1386eaa0acbd319376f9" office:value-type="string">
            <text:p>5.44</text:p>
          </table:table-cell>
          <table:table-cell table:style-name="odsStyleTableCell-a0c71277df8e1386eaa0acbd319376f9" office:value-type="string">
            <text:p>5.56</text:p>
          </table:table-cell>
          <table:table-cell table:style-name="odsStyleTableCell-a0c71277df8e1386eaa0acbd319376f9" office:value-type="string">
            <text:p>5.65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94dd6d43265095885aabed86d0cdba9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11</meta:creation-date>
    <meta:generator>ods générator</meta:generator>
    <dc:date>2024-10-18T20:18:11</dc:date>
    <meta:editing-duration>PT1S</meta:editing-duration>
    <meta:editing-cycles>1</meta:editing-cycles>
    <meta:document-statistic meta:table-count="1" meta:cell-count="4" meta:object-count="0"/>
  </office:meta>
</office:document-meta>
</file>